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verpass2" svg:font-family="Overpass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verpass" svg:font-family="Overpass" style:font-family-generic="roman" style:font-pitch="variable"/>
    <style:font-face style:name="Overpass1" svg:font-family="Overpass" style:font-adornments="Standard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DAVdroid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Langweilige S/W-Präsentation</text:p>
            <text:p text:style-name="P1"/>
            <text:p text:style-name="P1">RH</text:p>
            <text:p text:style-name="P1">B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tivation</text:p>
                <text:list>
                  <text:list-item>
                    <text:p>Adressen, Termine, Aufgaben ganz privat</text:p>
                  </text:list-item>
                  <text:list-item>
                    <text:p>Was ist CalDAV/CardDAV? Wer bietet *DAV an?</text:p>
                  </text:list-item>
                  <text:list-item>
                    <text:p>Welche Rolle spielt DAVdroid?</text:p>
                  </text:list-item>
                </text:list>
              </text:list-item>
              <text:list-item>
                <text:p>Funktionsübersicht</text:p>
                <text:list>
                  <text:list-item>
                    <text:p>Einrichtung</text:p>
                  </text:list-item>
                  <text:list-item>
                    <text:p>Benützung</text:p>
                  </text:list-item>
                </text:list>
              </text:list-item>
              <text:list-item>
                <text:p>Implementierungsdetai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martphone = Clou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ndroid = Google Play = Google-Cloud</text:p>
                <text:list>
                  <text:list-item>
                    <text:p>Abhilfe: AOSP, CyanogenMod usw.</text:p>
                  </text:list-item>
                </text:list>
              </text:list-item>
              <text:list-item>
                <text:p>Was landet normalerweise in der Cloud?</text:p>
                <text:list>
                  <text:list-item>
                    <text:p>Kontakte + Metadaten (wie oft angerufen usw.)</text:p>
                  </text:list-item>
                  <text:list-item>
                    <text:p>Termine</text:p>
                  </text:list-item>
                  <text:list-item>
                    <text:p>Fotos, Dateien</text:p>
                  </text:list-item>
                  <text:list-item>
                    <text:p>App-Verwendung</text:p>
                  </text:list-item>
                  <text:list-item>
                    <text:p>WLAN-, Browser-Passwörter</text:p>
                  </text:list-item>
                  <text:list-item>
                    <text:p>quasi alle App-Daten (Backup-Funktion)</text:p>
                  </text:list-item>
                  <text:list-item>
                    <text:p>ständige Verbindung im wörtliche Sinne (GC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ndroid ohne Google Pla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eine Synchronisierung mit der Cloud</text:p>
              </text:list-item>
              <text:list-item>
                <text:p>Kontakte und Termine trotzdem synchronisieren → DAVdro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Was ist CalDAV/CardDAV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otokoll-Stack (viele RFCs):</text:p>
                <text:list>
                  <text:list-item>
                    <text:p>CalDAV/CardDAV</text:p>
                    <text:list>
                      <text:list-item>
                        <text:p>WebDAV: Datei- und Ordnerfunktionen (+ mehr)</text:p>
                        <text:list>
                          <text:list-item>
                            <text:p>HTTP: nachrichtenbasierte (Meta)Datenübertragung</text:p>
                            <text:list>
                              <text:list-item>
                                <text:p>TCP/TLS: Verschlüsselung und Authentifizierung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alDAV-Dateien: Termine/Aufgaben (iCalendar)</text:p>
              </text:list-item>
              <text:list-item>
                <text:p>CardDAV-Dateien: Kontakte (VCar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Beispiel: Ordnerstruktu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users/bitfire<text:tab/><text:tab/><text:tab/><text:tab/><text:tab/><text:tab/>principal</text:p>
              </text:list-item>
              <text:list-item>
                <text:p>/users/bitfire/calendars<text:tab/>calendar-home-set</text:p>
              </text:list-item>
              <text:list-item>
                <text:p>/users/bitfire/calendars/cal1<text:tab/><text:tab/><text:tab/><text:tab/>calendar</text:p>
              </text:list-item>
              <text:list-item>
                <text:p>/users/bitfire/calendars/cal1<text:tab/>/e1.ics<text:tab/>event</text:p>
              </text:list-item>
              <text:list-item>
                <text:p>/users/bitfire/calendars/cal1<text:tab/>/t1.ics<text:tab/>task</text:p>
              </text:list-item>
              <text:list-item>
                <text:p>Verwaltung der Ordnerstruktur mit WebDAV</text:p>
              </text:list-item>
              <text:list-item>
                <text:p>Spezifische Funktionen: CalDAV/CardDAV</text:p>
                <text:list>
                  <text:list-item>
                    <text:p>zB „nur Termine ab vorgestern auflisten“</text:p>
                  </text:list-item>
                  <text:list-item>
                    <text:p>zB „nur die Namen der Kontakte auflisten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alDAV-/CardDAV-Serv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-Source:</text:p>
                <text:list>
                  <text:list-item>
                    <text:p>Baïkal (PHP/SabreDAV)</text:p>
                  </text:list-item>
                  <text:list-item>
                    <text:p>OwnCloud (PHP/SabreDAV)</text:p>
                  </text:list-item>
                  <text:list-item>
                    <text:p>Radicale (Python)</text:p>
                  </text:list-item>
                  <text:list-item>
                    <text:p>…</text:p>
                  </text:list-item>
                </text:list>
              </text:list-item>
              <text:list-item>
                <text:p>Dienste:</text:p>
                <text:list>
                  <text:list-item>
                    <text:p>Fastmail, GMX, iCloud, Yahoo, web.de…</text:p>
                  </text:list-item>
                </text:list>
              </text:list-item>
              <text:list-item>
                <text:p>Speziallösungen:</text:p>
                <text:list>
                  <text:list-item>
                    <text:p>Synology D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verpass2" svg:font-family="Overpass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verpass" svg:font-family="Overpass" style:font-family-generic="roman" style:font-pitch="variable"/>
    <style:font-face style:name="Overpass1" svg:font-family="Overpass" style:font-adornments="Standard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Standard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ki Hirner</meta:initial-creator>
    <meta:creation-date>2016-04-10T23:17:58.064606797</meta:creation-date>
    <dc:date>2016-04-12T20:43:50.681976211</dc:date>
    <dc:creator>Ricki Hirner</dc:creator>
    <meta:editing-duration>PT57M36S</meta:editing-duration>
    <meta:editing-cycles>16</meta:editing-cycles>
    <meta:generator>LibreOffice/5.0.5.2$Linux_X86_64 LibreOffice_project/00$Build-2</meta:generator>
    <meta:document-statistic meta:object-count="49"/>
  </office:meta>
</office:document-meta>
</file>